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language="en" fo:country="US" officeooo:rsid="0003a5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Letter 1: From Dr. Samuel Thorne to Crew Members (Before the Expedition)</text:h>
      <text:p text:style-name="Text_20_body"><text:span text:style-name="Strong_20_Emphasis">Date:</text:span> January 10, 20XX</text:p>
      <text:p text:style-name="Text_20_body"><text:span text:style-name="Strong_20_Emphasis">To:</text:span> All Crew Members of the <text:span text:style-name="Strong_20_Emphasis">Abyssus</text:span></text:p>
      <text:p text:style-name="Text_20_body">Dear Team,</text:p>
      <text:p text:style-name="Text_20_body">As we prepare to embark on this groundbreaking journey, I want to express my gratitude for your dedication and courage. The mission ahead is fraught with challenges, but I have unwavering confidence in our abilities to overcome them. Our goal is to explore the uncharted sea dungeons and unlock secrets that could change the course of humanity. Remember, each one of you is here because you are the best at what you do.</text:p>
      <text:p text:style-name="Text_20_body">Stay focused, stay strong, and let's make history together.</text:p>
      <text:p text:style-name="Text_20_body">Yours sincerely, Dr. Samuel Thorne</text:p>
      <text:p text:style-name="Horizontal_20_Line"/>
      <text:h text:style-name="Heading_20_4" text:outline-level="4">Letter 2: From Dr. Samuel Thorne to Crew Members (During the Expedition)</text:h>
      <text:p text:style-name="Text_20_body"><text:span text:style-name="Strong_20_Emphasis">Date:</text:span> March 5, 20XX</text:p>
      <text:p text:style-name="Text_20_body"><text:span text:style-name="Strong_20_Emphasis">To:</text:span> All Crew Members of the <text:span text:style-name="Strong_20_Emphasis">Abyssus</text:span></text:p>
      <text:p text:style-name="Text_20_body">Dear Team,</text:p>
      <text:p text:style-name="Text_20_body">We have made remarkable progress so far, and I am proud of each of you for your resilience and hard work. The deeper we go, the more we uncover about the mysterious underwater world. However, I must address the increasing strain and the dangers we face. Please remember to communicate openly about any concerns or anomalies you encounter. Your safety and well-being are paramount.</text:p>
      <text:p text:style-name="Text_20_body">Together, we will navigate through these challenges. Hold on to your determination and spirit.</text:p>
      <text:p text:style-name="Text_20_body">Warm regards, Dr. Samuel Thorne</text:p>
      <text:p text:style-name="Horizontal_20_Line"/>
      <text:h text:style-name="Heading_20_4" text:outline-level="4">Letter 3: From Dr. Samuel Thorne to Crew Members (After the Tragic Incident)</text:h>
      <text:p text:style-name="Text_20_body"><text:span text:style-name="Strong_20_Emphasis">Date:</text:span> April 1<text:span text:style-name="T1">7</text:span>, 20XX</text:p>
      <text:p text:style-name="Text_20_body"><text:span text:style-name="Strong_20_Emphasis">To:</text:span> The Families of the Lost Crew Members</text:p>
      <text:p text:style-name="Text_20_body">Dear Families,</text:p>
      <text:p text:style-name="Text_20_body">It is with a heavy heart that I write to you today. During our expedition, we faced an unforeseen underwater quake that resulted in the tragic loss of several of our esteemed crew members. Words cannot express the sorrow and regret I feel for not being able to prevent this catastrophe. Each one of them was not only a brilliant professional but also a cherished friend.</text:p>
      <text:p text:style-name="Text_20_body">Their contributions to this mission were invaluable, and their loss is deeply felt by all of us who remain. I am committed to ensuring their sacrifice is not in vain and will continue our mission with their memory guiding us.</text:p>
      <text:p text:style-name="Text_20_body">With deepest sympathy, Dr. Samuel Thorne</text:p>
      <text:p text:style-name="Text_20_body"><text:soft-page-break/></text:p>
      <text:p text:style-name="Text_20_body"/>
      <text:h text:style-name="Heading_20_4" text:outline-level="4">Letter 1: From Captain Elena Rodriguez (Before the Expedition)</text:h>
      <text:p text:style-name="Text_20_body"><text:span text:style-name="Strong_20_Emphasis">Date:</text:span> January 12, 20XX</text:p>
      <text:p text:style-name="Text_20_body"><text:span text:style-name="Strong_20_Emphasis">To:</text:span> Dr. Samuel Thorne</text:p>
      <text:p text:style-name="Text_20_body">Dear Samuel,</text:p>
      <text:p text:style-name="Text_20_body">As we stand on the precipice of this monumental journey, I want to thank you for your leadership and vision. Your dedication to uncovering the mysteries of the ocean inspires us all. I am proud to be part of this team and believe that together we can achieve the impossible. Rest assured, I will do everything in my power to support you and ensure the success of our mission.</text:p>
      <text:p text:style-name="Text_20_body">Looking forward to making history with you.</text:p>
      <text:p text:style-name="Text_20_body">Warm regards, Captain Elena Rodriguez</text:p>
      <text:p text:style-name="Horizontal_20_Line"/>
      <text:h text:style-name="Heading_20_4" text:outline-level="4">Letter 2: From Engineer Marcus Johnson (During the Expedition)</text:h>
      <text:p text:style-name="Text_20_body"><text:span text:style-name="Strong_20_Emphasis">Date:</text:span> March 12, 20XX</text:p>
      <text:p text:style-name="Text_20_body"><text:span text:style-name="Strong_20_Emphasis">To:</text:span> Dr. Samuel Thorne</text:p>
      <text:p text:style-name="Text_20_body">Hey Sam,</text:p>
      <text:p text:style-name="Text_20_body">Just wanted to drop you a quick note to let you know how things are holding up down here. The <text:span text:style-name="Strong_20_Emphasis">Abyssus</text:span> is performing beautifully, and I couldn’t be prouder of the work we’ve done to get her ready. There have been a few technical glitches, but nothing we can’t handle. The crew’s morale is good, though the pressure is starting to get to some of us, literally and figuratively.</text:p>
      <text:p text:style-name="Text_20_body">Stay strong, Sam. We’ve got this.</text:p>
      <text:p text:style-name="Text_20_body">Best, Marcus</text:p>
      <text:p text:style-name="Horizontal_20_Line"/>
      <text:h text:style-name="Heading_20_4" text:outline-level="4">Letter 3: From Dr. Samuel Thorne's Wife, Laura (During the Expedition)</text:h>
      <text:p text:style-name="Text_20_body"><text:span text:style-name="Strong_20_Emphasis">Date:</text:span> April 2, 20XX</text:p>
      <text:p text:style-name="Text_20_body"><text:span text:style-name="Strong_20_Emphasis">To:</text:span> Dr. Samuel Thorne</text:p>
      <text:p text:style-name="Text_20_body">Dear Samuel,</text:p>
      <text:p text:style-name="Text_20_body">I know you’re deep into your mission now, but I wanted to reach out. I’ve been thinking about you constantly and praying for your safety. The kids miss you, and so do I. We all believe in you and what you’re trying to accomplish. Please take care of yourself and come back to us. Remember, you’re not just doing this for humanity, but for your family too.</text:p>
      <text:p text:style-name="Text_20_body">With love, Laura</text:p>
      <text:p text:style-name="Horizontal_20_Line"/>
      <text:h text:style-name="Heading_20_4" text:outline-level="4"><text:soft-page-break/>Letter 4: From Crew Member Lila Davis (Before the Tragic Incident)</text:h>
      <text:p text:style-name="Text_20_body"><text:span text:style-name="Strong_20_Emphasis">Date:</text:span> March 28, 20XX</text:p>
      <text:p text:style-name="Text_20_body"><text:span text:style-name="Strong_20_Emphasis">To:</text:span> Dr. Samuel Thorne</text:p>
      <text:p text:style-name="Text_20_body">Dear Dr. Thorne,</text:p>
      <text:p text:style-name="Text_20_body">I wanted to take a moment to thank you for this incredible opportunity. Being part of this expedition is a dream come true for me. I’ve learned so much under your guidance, and I’m constantly amazed by the wonders we’re discovering. I know the risks are high, but I believe in our mission and in your leadership. Whatever happens, know that I’m grateful for this experience.</text:p>
      <text:p text:style-name="Text_20_body">Sincerely, Lila Davis</text:p>
      <text:p text:style-name="Horizontal_20_Line"/>
      <text:h text:style-name="Heading_20_4" text:outline-level="4">Letter 5: From the Family of a Lost Crew Member (After the Tragic Incident)</text:h>
      <text:p text:style-name="Text_20_body"><text:span text:style-name="Strong_20_Emphasis">Date:</text:span> May 10, 20XX</text:p>
      <text:p text:style-name="Text_20_body"><text:span text:style-name="Strong_20_Emphasis">To:</text:span> Dr. Samuel Thorne</text:p>
      <text:p text:style-name="Text_20_body">Dear Dr. Thorne,</text:p>
      <text:p text:style-name="Text_20_body">We are writing to express our profound sorrow and gratitude. The news of the loss of our beloved [Crew Member's Name] has been devastating. However, we understand the importance of the mission and the bravery required to undertake such a perilous journey. [Crew Member's Name] spoke highly of you and believed wholeheartedly in the purpose of this expedition. We hope you find the strength to continue and honor their memory.</text:p>
      <text:p text:style-name="Text_20_body">With deepest sympathy, The [Crew Member's Name] Fami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9:21:19.528000000</meta:creation-date>
    <dc:date>2024-07-07T09:24:25.938000000</dc:date>
    <meta:editing-duration>PT39S</meta:editing-duration>
    <meta:editing-cycles>2</meta:editing-cycles>
    <meta:generator>LibreOffice/24.2.2.2$Windows_X86_64 LibreOffice_project/d56cc158d8a96260b836f100ef4b4ef25d6f1a01</meta:generator>
    <meta:document-statistic meta:table-count="0" meta:image-count="0" meta:object-count="0" meta:page-count="3" meta:paragraph-count="53" meta:word-count="840" meta:character-count="4801" meta:non-whitespace-character-count="4014"/>
  </office:meta>
</office:document-meta>
</file>